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992in"/>
    </style:style>
    <style:style style:name="co2" style:family="table-column">
      <style:table-column-properties fo:break-before="auto" style:column-width="1.2362in"/>
    </style:style>
    <style:style style:name="co3" style:family="table-column">
      <style:table-column-properties fo:break-before="auto" style:column-width="2.4598in"/>
    </style:style>
    <style:style style:name="co4" style:family="table-column">
      <style:table-column-properties fo:break-before="auto" style:column-width="0.4929in"/>
    </style:style>
    <style:style style:name="co5" style:family="table-column">
      <style:table-column-properties fo:break-before="auto" style:column-width="0.548in"/>
    </style:style>
    <style:style style:name="co6" style:family="table-column">
      <style:table-column-properties fo:break-before="auto" style:column-width="0.5917in"/>
    </style:style>
    <style:style style:name="co7" style:family="table-column">
      <style:table-column-properties fo:break-before="auto" style:column-width="0.6681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#explosion</text:p>
          </table:table-cell>
          <table:table-cell office:value-type="string">
            <text:p><text:s/>FX_name</text:p>
          </table:table-cell>
          <table:table-cell office:value-type="string">
            <text:p><text:s/>asset_adress</text:p>
          </table:table-cell>
          <table:table-cell office:value-type="string">
            <text:p><text:s/>width</text:p>
          </table:table-cell>
          <table:table-cell office:value-type="string">
            <text:p><text:s/>height</text:p>
          </table:table-cell>
          <table:table-cell office:value-type="string">
            <text:p><text:s/>frames</text:p>
          </table:table-cell>
          <table:table-cell office:value-type="string">
            <text:p><text:s/>duration</text:p>
          </table:table-cell>
        </table:table-row>
        <table:table-row table:style-name="ro1">
          <table:table-cell office:value-type="string">
            <text:p>explosion</text:p>
          </table:table-cell>
          <table:table-cell office:value-type="string">
            <text:p>death_explosion</text:p>
          </table:table-cell>
          <table:table-cell office:value-type="string">
            <text:p>Assets/2D/FX_explosion.png</text:p>
          </table:table-cell>
          <table:table-cell office:value-type="float" office:value="320">
            <text:p>320</text:p>
          </table:table-cell>
          <table:table-cell office:value-type="float" office:value="236">
            <text:p>236</text:p>
          </table:table-cell>
          <table:table-cell office:value-type="float" office:value="4">
            <text:p>4</text:p>
          </table:table-cell>
          <table:table-cell office:value-type="string">
            <text:p>0.6f</text:p>
          </table:table-cell>
        </table:table-row>
        <table:table-row table:style-name="ro1">
          <table:table-cell office:value-type="string">
            <text:p>explosion</text:p>
          </table:table-cell>
          <table:table-cell office:value-type="string">
            <text:p>explosion_S</text:p>
          </table:table-cell>
          <table:table-cell office:value-type="string">
            <text:p>Assets/2D/FX_explosion_S.png</text:p>
          </table:table-cell>
          <table:table-cell office:value-type="float" office:value="320">
            <text:p>320</text:p>
          </table:table-cell>
          <table:table-cell office:value-type="float" office:value="236">
            <text:p>236</text:p>
          </table:table-cell>
          <table:table-cell office:value-type="float" office:value="2">
            <text:p>2</text:p>
          </table:table-cell>
          <table:table-cell office:value-type="string">
            <text:p>0.4f</text:p>
          </table:table-cell>
        </table:table-row>
        <table:table-row table:style-name="ro1">
          <table:table-cell office:value-type="string">
            <text:p>explosion</text:p>
          </table:table-cell>
          <table:table-cell office:value-type="string">
            <text:p>explosion_S_blue</text:p>
          </table:table-cell>
          <table:table-cell office:value-type="string">
            <text:p>Assets/2D/FX_explosion_S_blue.png</text:p>
          </table:table-cell>
          <table:table-cell office:value-type="float" office:value="320">
            <text:p>320</text:p>
          </table:table-cell>
          <table:table-cell office:value-type="float" office:value="236">
            <text:p>236</text:p>
          </table:table-cell>
          <table:table-cell office:value-type="float" office:value="2">
            <text:p>2</text:p>
          </table:table-cell>
          <table:table-cell office:value-type="string">
            <text:p>0.4f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0">03/10/2015</text:date>, <text:time>23:26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8" meta:object-count="0"/>
    <meta:generator>OpenOffice/4.1.1$Win32 OpenOffice.org_project/411m6$Build-9775</meta:generator>
  </office:meta>
</office:document-meta>
</file>